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/>
      <text:p text:style-name="Standard">Q1. Explore the following commands with various options, refer man pages for</text:p>
      <text:p text:style-name="Standard"><text:s text:c="4"/>further help a) date b) cal c) bc d) echo e) who f) whoami g) logname g) uname h)</text:p>
      <text:p text:style-name="Standard"><text:s text:c="4"/>seq i) clear</text:p>
      <text:p text:style-name="Standard">Ans:-<text:s/><text:span text:style-name="T2">date :-</text:span></text:p>
      <text:p text:style-name="Standard"><text:span text:style-name="T3"><text:tab/></text:span><text:span text:style-name="T4"><text:s text:c="3"/></text:span>11 <text:s/>date</text:p>
      <text:p text:style-name="Standard"><text:s text:c="3"/>12 <text:s/>date +%T</text:p>
      <text:p text:style-name="Standard"><text:s text:c="3"/>13 <text:s/>date +%a</text:p>
      <text:p text:style-name="Standard"><text:s text:c="3"/>14 <text:s/>date +%A</text:p>
      <text:p text:style-name="Standard"><text:s text:c="3"/>15 <text:s/>date +%b</text:p>
      <text:p text:style-name="Standard"><text:s text:c="3"/>16 <text:s/>date +%B</text:p>
      <text:p text:style-name="Standard"><text:s text:c="3"/>17 <text:s/>date +%Y</text:p>
      <text:p text:style-name="Standard"><text:s text:c="3"/>18 <text:s/>date +%y</text:p>
      <text:p text:style-name="Standard">date =&gt;day date time will be shown</text:p>
      <text:p text:style-name="Standard">date +%a =&gt;short name of day will be shown only</text:p>
      <text:p text:style-name="Standard">date +%A =&gt;full name of day will be shown only</text:p>
      <text:p text:style-name="Standard">date +%b =&gt;short name of month will be shown only</text:p>
      <text:p text:style-name="Standard">date +%B =&gt;full name of month will be shown only</text:p>
      <text:p text:style-name="Standard">date +%d =&gt;short date will be shown only</text:p>
      <text:p text:style-name="Standard">date +%D =&gt;full date format will be shown with forward slashes only</text:p>
      <text:p text:style-name="Standard">date +%F =&gt;full date format will be shown<text:s/>with hi-fens only</text:p>
      <text:p text:style-name="Standard">date +%T =&gt;time will be shown only</text:p>
      <text:p text:style-name="Standard"/>
      <text:p text:style-name="Standard"><text:span text:style-name="T5">cal :- <text:s/></text:span></text:p>
      <text:p text:style-name="Standard"><text:span text:style-name="T6">cal =&gt; show calendar</text:span></text:p>
      <text:p text:style-name="Standard"><text:span text:style-name="T7">cal april 2020</text:span></text:p>
      <text:p text:style-name="Standard"><text:s/>25 <text:s/>cal -m3</text:p>
      <text:p text:style-name="Standard"><text:s text:c="3"/>26 <text:s/>cal -y 2020</text:p>
      <text:p text:style-name="Standard"><text:s text:c="3"/>27 <text:s/>cal -m 4 2020</text:p>
      <text:p text:style-name="P8">bc :-</text:p>
      <text:p text:style-name="P9">bc =&gt; is basic calculator in linux. after typing this command one can do basic</text:p>
      <text:soft-page-break/>
      <text:p text:style-name="P10"><text:s/>calculator operations</text:p>
      <text:p text:style-name="P11">n1=10</text:p>
      <text:p text:style-name="P12">n2=20</text:p>
      <text:p text:style-name="P13"/>
      <text:p text:style-name="P14">echo "$n1+$n2" | bc</text:p>
      <text:p text:style-name="P15">echo "$n1-$n2" | bc</text:p>
      <text:p text:style-name="P16">echo "$n1*$n2" | bc</text:p>
      <text:p text:style-name="P17">echo "$n1/$n2" | bc</text:p>
      <text:p text:style-name="P18">echo "$n1%$n2" | bc</text:p>
      <text:p text:style-name="P19"/>
      <text:p text:style-name="P20">echo:-</text:p>
      <text:p text:style-name="P21">echo =&gt; echo command in linux is used to display line of text/string that are passed as an</text:p>
      <text:p text:style-name="P22"><text:s/>argument .</text:p>
      <text:p text:style-name="P23">1. \b <text:s/>: it removes all<text:s/>the spaces in between the text</text:p>
      <text:p text:style-name="P24">2. \c : suppress trailing new line with backspace interpreter</text:p>
      <text:p text:style-name="P25">3. \n : this option creates new line from where it is used.</text:p>
      <text:p text:style-name="P26">4. \t : this option is used to create horizontal tab spaces.</text:p>
      <text:p text:style-name="P27">5. \r : carriage return with<text:s/>backspace interpreter ‘-e‘ to have specified carriage return in output.</text:p>
      <text:p text:style-name="P28">6. \v : this option is used to create vertical tab spaces.</text:p>
      <text:p text:style-name="P29">7. \a : alert return with backspace interpreter ‘-e‘ to have sound alert.</text:p>
      <text:p text:style-name="P30">8. echo * : this command will print all files/folders, similar to ls command .</text:p>
      <text:p text:style-name="P31">9. -n : this option is used to omit echoing trailing newline .</text:p>
      <text:p text:style-name="Standard"/>
      <text:p text:style-name="P32">Who :-</text:p>
      <text:p text:style-name="Standard"><text:span text:style-name="T33">who<text:s/></text:span>=&gt; <text:s/>The who command is used to get information about currently logged in user on to system</text:p>
      <text:p text:style-name="Standard"><text:span text:style-name="T34">whoami<text:s/></text:span>=&gt; <text:s/>To display system’s username</text:p>
      <text:p text:style-name="Standard"><text:span text:style-name="T35">logname<text:s/></text:span>=&gt; print user´s login name,Print the name of the current user</text:p>
      <text:p text:style-name="Standard">-s, (--kernel-name) - Prints the kernel name.</text:p>
      <text:p text:style-name="Standard">-n, (--nodename) - Prints the system’s node name (hostname). This is the name the system uses when communicating over the network. When used with the -n option, uname produces the same output as the hostname command.</text:p>
      <text:p text:style-name="Standard">-r, (--kernel-release) - Prints the kernel release.</text:p>
      <text:soft-page-break/>
      <text:p text:style-name="Standard">-v, (--kernel-version) - Prints the kernel version.</text:p>
      <text:p text:style-name="Standard">-m, (--machine) - Prints the name of the machine’s hardware name.</text:p>
      <text:p text:style-name="Standard">-p, (--processor) - Prints the<text:s/>architecture of the processor.</text:p>
      <text:p text:style-name="Standard">-i, (--hardware-platform) - Prints the hardware platform.</text:p>
      <text:p text:style-name="Standard">-o, (--operating-system) - Print the name of the operating system. On Linux systems that is “GNU/Linux”</text:p>
      <text:p text:style-name="Standard">-a, (--all) - When the -a option is used, uname behaves the same as if the -snrvmo options have been given.</text:p>
      <text:p text:style-name="Standard"/>
      <text:p text:style-name="P36">Seq :-</text:p>
      <text:p text:style-name="P37">seq =&gt; seq command in Linux is used to generate numbers from FIRST to LAST in steps of INCREMENT. It is a very useful command where we had to generate list of numbers in while, for, until loop.</text:p>
      <text:p text:style-name="P38"/>
      <text:p text:style-name="P39">1. seq LAST : When only one argument is given then it produces numbers from 1 to LAST in step increment of 1. If the LAST is less than 1, then is produces no output.</text:p>
      <text:p text:style-name="P40">2. seq FIRST LAST : When two arguments are given then it produces numbers from FIRST till LAST is<text:s/>step increment of 1. If LAST is less than FIRST, then it produces no output</text:p>
      <text:p text:style-name="P41">3. seq FIRST INCREMENT LAST : When three arguments are given then it produces numbers from FIRST till LAST in step of INCREMENT. If LAST is less than FIRST, then it produces no output.</text:p>
      <text:p text:style-name="P42">4. seq -f “FORMAT” FIRST INCREMENT LAST : This command is used to generate sequence in a formatted manner. FIRST and INCREMENT are optional.</text:p>
      <text:p text:style-name="P43">5. seq -s “STRING” FIRST INCREMENT LAST : This command is uses to STRING to separate numbers. By default this<text:s/>value is equal to "\n". FIRST and INCREMENT are optional.</text:p>
      <text:p text:style-name="P44">6. seq -w FIRST INCREMENT LAST : This command is used to equalise width by padding with leading zeroes. FIRST and INCREMENT are optional.</text:p>
      <text:p text:style-name="P45"/>
      <text:p text:style-name="P46">clear =&gt; clear screen.</text:p>
      <text:p text:style-name="Standard"/>
      <text:p text:style-name="Standard">Q2.<text:tab/></text:p>
      <text:p text:style-name="Standard">A) Create three<text:s/>directory a b and c and create a.txt,b.txt and c.txt</text:p>
      <text:p text:style-name="Standard"><text:tab/><text:tab/>in each directory respectively and then copy c directory into the a.</text:p>
      <text:p text:style-name="Standard">mkdir a b c</text:p>
      <text:p text:style-name="Standard">cd a</text:p>
      <text:soft-page-break/>
      <text:p text:style-name="Standard">touch a.txt b.txt c.txt</text:p>
      <text:p text:style-name="Standard">cd (to come out of folder)</text:p>
      <text:p text:style-name="Standard">cd b</text:p>
      <text:p text:style-name="Standard">touch a.txt b.txt c.txt</text:p>
      <text:p text:style-name="Standard">Cd</text:p>
      <text:p text:style-name="Standard">cd c</text:p>
      <text:p text:style-name="Standard">touch a.txt b.txt c.txt</text:p>
      <text:p text:style-name="Standard">cp<text:s/>-r c a</text:p>
      <text:p text:style-name="Standard"/>
      <text:p text:style-name="Standard"><text:tab/>B)Move Directory b to c.</text:p>
      <text:p text:style-name="Standard">mv b c</text:p>
      <text:p text:style-name="Standard"/>
      <text:p text:style-name="Standard"><text:tab/>C)Create alias of ls -lh command to your name.</text:p>
      <text:p text:style-name="Standard">alias filename="ls -lh"</text:p>
      <text:p text:style-name="Standard"/>
      <text:p text:style-name="Standard"><text:tab/>D)Change Directory name a to cdac.</text:p>
      <text:p text:style-name="Standard"><text:s/>mv a cdac</text:p>
      <text:p text:style-name="Standard"/>
      <text:p text:style-name="Standard">Q3. A) Create five files file1.txt , file2.txt ,file3.txt file4.txt and</text:p>
      <text:p text:style-name="Standard"><text:s text:c="4"/>file5.txt with some text inside it. Search for 's' character</text:p>
      <text:p text:style-name="Standard"><text:s text:c="4"/>inside all the files using grep command.</text:p>
      <text:p text:style-name="Standard"><text:s text:c="4"/>Also Use cat to view all file content together.</text:p>
      <text:p text:style-name="Standard">echo 'Hello World'&gt;&gt; file1.txt file2.txt file3.txt file4.txt file5.txt <text:s/></text:p>
      <text:p text:style-name="Standard">cat file1.txt<text:s/>file2.txt file3.txt file4.txt file5.txt</text:p>
      <text:p text:style-name="Standard"/>
      <text:p text:style-name="Standard"><text:tab/>B)Create file.txt using cat and edit that using nano editor.</text:p>
      <text:p text:style-name="Standard">cat &gt; m.txt</text:p>
      <text:p text:style-name="Standard">cat m.txt</text:p>
      <text:p text:style-name="Standard"/>
      <text:p text:style-name="Standard"><text:tab/>c)Create 5 empty files using touch command</text:p>
      <text:p text:style-name="Standard">touch <text:s/>file1.txt file2.txt file3.txt file4.txt file5.txt <text:s/></text:p>
      <text:p text:style-name="Standard"/>
      <text:p text:style-name="Standard"><text:tab/>D)Remove previously created directory a , b and c.</text:p>
      <text:p text:style-name="Standard">rm -r a b c</text:p>
      <text:p text:style-name="Standard"/>
      <text:p text:style-name="Standard">Q4. Create a file with some content using vi editor</text:p>
      <text:p text:style-name="Standard">vi testfile</text:p>
      <text:p text:style-name="Standard">i to insert text</text:p>
      <text:p text:style-name="Standard">escape to leave insert</text:p>
      <text:p text:style-name="Standard">:wq to exit</text:p>
      <text:p text:style-name="Standard"/>
      <text:p text:style-name="Standard"><text:tab/>a) Display the file using cat command</text:p>
      <text:p text:style-name="Standard">cat testfile</text:p>
      <text:p text:style-name="Standard"/>
      <text:p text:style-name="Standard"><text:tab/>b) Display line numbers along with content</text:p>
      <text:p text:style-name="Standard">cat -n filename.txt</text:p>
      <text:p text:style-name="Standard"/>
      <text:p text:style-name="Standard">c) Display the file in reverse order using tac</text:p>
      <text:p text:style-name="Standard"><text:s/>tac filename.txt</text:p>
      <text:p text:style-name="Standard"/>
      <text:p text:style-name="Standard">d) Combine multiple files using cat command</text:p>
      <text:p text:style-name="Standard">cat file1.txt file2.txt</text:p>
      <text:p text:style-name="Standard"/>
      <text:p text:style-name="Standard">Q5. Create Random some files and sub directories.</text:p>
      <text:p text:style-name="Standard"><text:tab/>a) display files row wise, column wise, 1 per<text:s/>row</text:p>
      <text:p text:style-name="Standard">column filename.txt</text:p>
      <text:p text:style-name="Standard"/>
      <text:p text:style-name="Standard"><text:tab/>b) sort the files in ascending, descending order</text:p>
      <text:p text:style-name="Standard">sort filename.txt</text:p>
      <text:p text:style-name="Standard">sort -r filename.txt</text:p>
      <text:p text:style-name="Standard"/>
      <text:p text:style-name="Standard">c) Create some hidden files and sub directories and display them using “ls -a”</text:p>
      <text:soft-page-break/>
      <text:p text:style-name="Standard">mkdir .aa .bb .c.txt</text:p>
      <text:p text:style-name="Standard">ls -a</text:p>
      <text:p text:style-name="Standard"/>
      <text:p text:style-name="Standard">d) Change time stamp of some files and directories using touch command and display the files using ls -t ls -rt</text:p>
      <text:p text:style-name="Standard">touch -a file1.txt file2.txt</text:p>
      <text:p text:style-name="Standard">ls -t</text:p>
      <text:p text:style-name="Standard">ls -rt</text:p>
      <text:p text:style-name="Standard"/>
      <text:p text:style-name="Standard"><text:tab/>e) Recursive display contents of your home directory.</text:p>
      <text:p text:style-name="Standard">ls -r</text:p>
      <text:p text:style-name="Standard"><text:tab/>f) display all attributes of files and directories using ls -l</text:p>
      <text:p text:style-name="Standard">ls -l</text:p>
      <text:p text:style-name="Standard"><text:tab/>g) display attributes of a directory using ls -ld</text:p>
      <text:p text:style-name="Standard">ls -ld</text:p>
      <text:p text:style-name="Standard"/>
      <text:p text:style-name="Standard">==================================================================================</text:p>
      <text:p text:style-name="Standard">Q1. Create directory of your name and then create 4 files inside it named</text:p>
      <text:p text:style-name="Standard"><text:tab/>a.txt, b.txt, c.txt and d.sh. And<text:s/>change the directory permission to</text:p>
      <text:p text:style-name="Standard"><text:tab/>only user and also files permission to only user such that</text:p>
      <text:p text:style-name="Standard">sol.</text:p>
      <text:p text:style-name="Standard">mkdir mohit</text:p>
      <text:p text:style-name="Standard">touch a.txt b.txt c.txt d.sh</text:p>
      <text:p text:style-name="Standard">chmod 700 mohit</text:p>
      <text:p text:style-name="Standard"/>
      <text:p text:style-name="Standard"><text:tab/><text:tab/>a)user can read and write the file a.txt and b.txt</text:p>
      <text:p text:style-name="Standard"><text:tab/><text:tab/>chmod 600 a.txt</text:p>
      <text:p text:style-name="Standard"><text:tab/><text:tab/>chmod 600 b.txt</text:p>
      <text:p text:style-name="Standard"><text:tab/><text:tab/>b)user can write the file c.txt</text:p>
      <text:p text:style-name="Standard"><text:tab/><text:tab/>chmod 200 c.txt</text:p>
      <text:p text:style-name="Standard"/>
      <text:soft-page-break/>
      <text:p text:style-name="Standard"><text:tab/><text:tab/>c)user can exectuable the file d.sh. Make</text:p>
      <text:p text:style-name="Standard"><text:tab/><text:tab/><text:tab/>Contents of file d.sh:</text:p>
      <text:p text:style-name="Standard"><text:tab/><text:tab/><text:tab/>#/bin/sh</text:p>
      <text:p text:style-name="Standard"><text:tab/><text:tab/><text:tab/>ls -lh</text:p>
      <text:p text:style-name="Standard"><text:tab/><text:tab/>chmod 100 d.sh</text:p>
      <text:p text:style-name="Standard"/>
      <text:p text:style-name="Standard">Q2. Change the permission of the previous directory to executable only.</text:p>
      <text:p text:style-name="Standard"><text:tab/>Analyze the output.<text:s text:c="4"/>Chmod 100 mohit</text:p>
      <text:p text:style-name="Standard">Q3. Change the permission of the previous directory to read only.</text:p>
      <text:p text:style-name="Standard"><text:tab/>Analyze the output.<text:s/>Chmod 400 mohit</text:p>
      <text:p text:style-name="Standard">Q4. Use echo to list the all files of your home directory.</text:p>
      <text:p text:style-name="Standard"><text:tab/>ls</text:p>
      <text:p text:style-name="Standard">Q5. Use echo to list the all files of /etc/ directory<text:s text:c="4"/>ls</text:p>
      <text:p text:style-name="Standard"/>
      <text:p text:style-name="Standard">Q6. Use echo to list the all files of /etc/ directory with extension name .conf</text:p>
      <text:p text:style-name="Standard">Q7. Use echo to append your name to a.txt</text:p>
      <text:p text:style-name="Standard">Echo “mohit” &gt;&gt; a.txt</text:p>
      <text:p text:style-name="Standard"/>
      <text:p text:style-name="Standard">==================================================================================</text:p>
      <text:p text:style-name="Standard"/>
      <text:p text:style-name="Standard">Note:Many operation might not work.Analyze them</text:p>
      <text:p text:style-name="Standard">1.<text:tab/>Create Three level nested directory a,b and c</text:p>
      <text:p text:style-name="Standard"/>
      <text:p text:style-name="Standard">a)Create at least one hidden file in each directory</text:p>
      <text:p text:style-name="Standard"/>
      <text:p text:style-name="Standard">mkdir a</text:p>
      <text:p text:style-name="Standard">cd a</text:p>
      <text:p text:style-name="Standard">touch a.txt<text:s/></text:p>
      <text:p text:style-name="Standard">touch .hidden.txt</text:p>
      <text:p text:style-name="Standard">a.</text:p>
      <text:p text:style-name="Standard">mkdir b</text:p>
      <text:soft-page-break/>
      <text:p text:style-name="Standard">cd b</text:p>
      <text:p text:style-name="Standard">touch b.txt<text:s/></text:p>
      <text:p text:style-name="Standard">touch .hidden1.txt</text:p>
      <text:p text:style-name="Standard">b)Create at least one normal text file<text:s/>in each directory</text:p>
      <text:p text:style-name="Standard">mkdir c</text:p>
      <text:p text:style-name="Standard">touch c.txt<text:s/></text:p>
      <text:p text:style-name="Standard">touch .hidden2.txt</text:p>
      <text:p text:style-name="Standard"/>
      <text:p text:style-name="Standard">c)Copy c into a</text:p>
      <text:p text:style-name="Standard">chmod a=r c</text:p>
      <text:p text:style-name="Standard"/>
      <text:p text:style-name="Standard">d)Copy file inside a into b</text:p>
      <text:p text:style-name="Standard"/>
      <text:p text:style-name="Standard">2.<text:tab/>Change the third level directory c permission to read only</text:p>
      <text:p text:style-name="Standard">permission denied</text:p>
      <text:p text:style-name="Standard">3.<text:tab/>Try copying third level c directory to outside of a</text:p>
      <text:p text:style-name="Standard">4.<text:tab/>Create the directory <text:s/>“data“ inside b</text:p>
      <text:p text:style-name="Standard">5.<text:tab/>Change the permission of b to<text:s/>read and write only</text:p>
      <text:p text:style-name="Standard">6.<text:tab/>Create directory “data2” <text:s/>inside b</text:p>
      <text:p text:style-name="Standard">7.<text:tab/>Create data.txt file inside b</text:p>
      <text:p text:style-name="Standard">8.<text:tab/>Rename the second level directory c to copied_dir</text:p>
      <text:p text:style-name="Standard">9.<text:tab/>Change permission of copied_dir to only executable</text:p>
      <text:p text:style-name="Standard">10.<text:tab/>Try ls on copied_dir</text:p>
      <text:p text:style-name="Standard">11.<text:tab/>Try moving copied_dir to outside of a</text:p>
      <text:p text:style-name="Standard">12.<text:tab/>Try moving data directory outside of a</text:p>
      <text:p text:style-name="Standard">13.<text:tab/>Now change the owner of the directory a to root</text:p>
      <text:p text:style-name="Standard">14.<text:tab/>Change permission of a to read write and executable to only user</text:p>
      <text:p text:style-name="Standard">15.<text:tab/>Try creating directory sample inside a</text:p>
      <text:p text:style-name="Standard">16.<text:tab/>Create directory x outside a</text:p>
      <text:p text:style-name="Standard">17.<text:tab/>Try<text:s/>moving x inside a</text:p>
      <text:p text:style-name="Standard">18.<text:tab/>Create directory movies</text:p>
      <text:soft-page-break/>
      <text:p text:style-name="Standard">19.<text:tab/>Change group of movies to sudo</text:p>
      <text:p text:style-name="Standard">20.<text:tab/>Change group of movies to avahi</text:p>
      <text:p text:style-name="Standard">21.<text:tab/>Try changing permission after changing ownership to root</text:p>
      <text:p text:style-name="Standard">22.<text:tab/>Try Changing permission after changing group to sudo without sudo</text:p>
      <text:p text:style-name="Standard">23.<text:tab/>Try Changing owner and group both to root</text:p>
      <text:p text:style-name="Standard">24.<text:tab/>Try changinging permission</text:p>
      <text:p text:style-name="Standard">25.<text:tab/>Try deleting the file</text:p>
      <text:p text:style-name="Standard"/>
      <text:p text:style-name="Standard"/>
      <text:p text:style-name="Standard">2)</text:p>
      <text:p text:style-name="Standard">chmod a=r c</text:p>
      <text:p text:style-name="Standard"/>
      <text:p text:style-name="Standard">3)permission denied</text:p>
      <text:p text:style-name="Standard">4)mkdir data</text:p>
      <text:p text:style-name="Standard">5) chmod +rw b</text:p>
      <text:p text:style-name="Standard">6)mkdir data2</text:p>
      <text:p text:style-name="Standard">7)touch data.txt</text:p>
      <text:p text:style-name="Standard">8)mv c copied_dir</text:p>
      <text:p text:style-name="Standard">9)chmod +x copied_dir</text:p>
      <text:p text:style-name="Standard">10)ls</text:p>
      <text:p text:style-name="Standard">11)permission denied for hidden file,c.txt file</text:p>
      <text:p text:style-name="Standard">12)mv a/b/data/ a</text:p>
      <text:p text:style-name="Standard">13)sudo chmod</text:p>
      <text:p text:style-name="Standard">14)chmod o+rwx a</text:p>
      <text:p text:style-name="Standard">15)mkdir sample</text:p>
      <text:p text:style-name="Standard">16)mkdir x</text:p>
      <text:p text:style-name="Standard">17)mv <text:s/>x a</text:p>
      <text:p text:style-name="Standard">18)mkdir movies</text:p>
      <text:p text:style-name="Standard">21)chmod a=rwx a</text:p>
      <text:p text:style-name="Standard">25)rm b.txt</text:p>
      <text:p text:style-name="Standard"/>
      <text:soft-page-break/>
      <text:p text:style-name="Standard"><text:tab/></text:p>
      <text:p text:style-name="Standard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0pt" fo:background-color="transparent" style:text-underline-type="none" style:text-underline-color="font-color" style:text-emphasize="none" fo:language="en" fo:country="IN" style:language-asian="en" style:country-asian="US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p</meta:initial-creator>
    <dc:creator>Mohit Mahajan</dc:creator>
    <meta:creation-date>2020-09-06T11:43:00Z</meta:creation-date>
    <dc:date>2020-09-09T17:10:00Z</dc:date>
    <meta:template xlink:href="Normal" xlink:type="simple"/>
    <meta:editing-cycles>4</meta:editing-cycles>
    <meta:editing-duration>PT2100S</meta:editing-duration>
    <meta:user-defined meta:name="AppVersion">12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0" meta:paragraph-count="18" meta:word-count="1348" meta:character-count="9018" meta:row-count="64" meta:non-whitespace-character-count="7688"/>
  </office:meta>
</office:document-meta>
</file>